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8fb" officeooo:paragraph-rsid="000be8fb"/>
    </style:style>
    <style:style style:name="P2" style:family="paragraph" style:parent-style-name="Standard" style:list-style-name="L2">
      <style:text-properties officeooo:rsid="000be8fb" officeooo:paragraph-rsid="000be8fb"/>
    </style:style>
    <style:style style:name="P3" style:family="paragraph" style:parent-style-name="Standard" style:list-style-name="L3">
      <style:text-properties officeooo:rsid="000be8fb" officeooo:paragraph-rsid="000be8fb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be8fb" officeooo:paragraph-rsid="000be8fb" style:font-size-asian="36pt" style:font-weight-asian="bold" style:font-size-complex="36pt" style:font-weight-complex="bold"/>
    </style:style>
    <style:style style:name="P6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0be8fb" officeooo:paragraph-rsid="000be8fb" style:font-weight-asian="bold" style:font-weight-complex="bold"/>
    </style:style>
    <style:style style:name="P7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0c8fe8" officeooo:paragraph-rsid="000c8fe8" style:font-weight-asian="bold" style:font-weight-complex="bold"/>
    </style:style>
    <style:style style:name="P8" style:family="paragraph" style:parent-style-name="Standard" style:list-style-name="L3">
      <style:text-properties officeooo:paragraph-rsid="000c8fe8"/>
    </style:style>
    <style:style style:name="P9" style:family="paragraph" style:parent-style-name="Standard" style:list-style-name="L3">
      <style:text-properties officeooo:rsid="000c8fe8" officeooo:paragraph-rsid="000c8fe8"/>
    </style:style>
    <style:style style:name="P10" style:family="paragraph" style:parent-style-name="Standard" style:list-style-name="L3">
      <style:text-properties officeooo:rsid="000c8fe8" officeooo:paragraph-rsid="000cd137"/>
    </style:style>
    <style:style style:name="P11" style:family="paragraph" style:parent-style-name="Standard" style:list-style-name="">
      <style:text-properties officeooo:rsid="000c8fe8" officeooo:paragraph-rsid="000c8fe8"/>
    </style:style>
    <style:style style:name="P12" style:family="paragraph" style:parent-style-name="Standard" style:list-style-name="L3">
      <style:text-properties officeooo:rsid="000cd137" officeooo:paragraph-rsid="000cd137"/>
    </style:style>
    <style:style style:name="P13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rsid="000c8fe8" officeooo:paragraph-rsid="000c8fe8" style:font-weight-asian="bold" style:font-weight-complex="bold"/>
    </style:style>
    <style:style style:name="T1" style:family="text">
      <style:text-properties officeooo:rsid="000be8fb"/>
    </style:style>
    <style:style style:name="T2" style:family="text">
      <style:text-properties officeooo:rsid="000c8fe8"/>
    </style:style>
    <style:style style:name="T3" style:family="text">
      <style:text-properties officeooo:rsid="000cd1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<text:span text:style-name="T1">hème 2B</text:span></text:p>
      <text:p text:style-name="P5">La plante domestiquée</text:p>
      <text:p text:style-name="P1"/>
      <text:p text:style-name="P1"/>
      <text:p text:style-name="P1">La domestication des plantes a commencé il y a 10 000 ans. </text:p>
      <text:p text:style-name="P1"/>
      <text:list xml:id="list3955914096037878366" text:style-name="L2">
        <text:list-item>
          <text:p text:style-name="P2">Une origine interactive</text:p>
          <text:list>
            <text:list-item>
              <text:p text:style-name="P2">Le contexte varie géographiquement </text:p>
            </text:list-item>
            <text:list-item>
              <text:p text:style-name="P2">//</text:p>
            </text:list-item>
          </text:list>
        </text:list-item>
      </text:list>
      <text:p text:style-name="P1"/>
      <text:list xml:id="list6455234292687268536" text:style-name="L3">
        <text:list-item>
          <text:p text:style-name="P6">L’origine des espèces cultivées</text:p>
          <text:list>
            <text:list-item>
              <text:p text:style-name="P3">Hypothèse : Les blés cultivés sont apparentés à ces espèces sauvages ; ils ont été domestiqués dans les régions où l’on trouve ces espèces. Ces régions sont appelées foyers de domestication. </text:p>
            </text:list-item>
            <text:list-item>
              <text:p text:style-name="P3">Domestication : Processus de sélection artificielle de caractères phénotypiques réalisé par l’Homme à partir de plantes sauvages, qui est à l’origine des premières espèces cultivées. </text:p>
            </text:list-item>
            <text:list-item>
              <text:p text:style-name="P3">Les caractères que l’Homme a sélectionnés sont ceux qui facilitent la culture, la récolte, et l’utilisation de l’espèce cultivée. </text:p>
              <text:p text:style-name="P3"/>
            </text:list-item>
            <text:list-item>
              <text:p text:style-name="P3">Syndrome de domestication </text:p>
            </text:list-item>
            <text:list-item>
              <text:p text:style-name="P3">&lt;500 plantes domestiquées </text:p>
              <text:p text:style-name="P3">entre 1 et 2/1000 plantes sauvages </text:p>
            </text:list-item>
            <text:list-item>
              <text:p text:style-name="P3">nombre limité de familles (173) </text:p>
              <text:p text:style-name="P3"/>
            </text:list-item>
            <text:list-item>
              <text:p text:style-name="P9">Les grandes évolutions </text:p>
              <text:list>
                <text:list-item>
                  <text:p text:style-name="P9">Améliorer la récolte </text:p>
                </text:list-item>
                <text:list-item>
                  <text:p text:style-name="P9">+ grosses graines → – dispersion → + réserves </text:p>
                </text:list-item>
              </text:list>
              <text:p text:style-name="P9"/>
            </text:list-item>
            <text:list-item>
              <text:p text:style-name="P9">D’une manière générale </text:p>
              <text:list>
                <text:list-item>
                  <text:p text:style-name="P9">Rendement privilégié </text:p>
                </text:list-item>
                <text:list-item>
                  <text:p text:style-name="P9">Augmentation réserves </text:p>
                </text:list-item>
                <text:list-item>
                  <text:p text:style-name="P9">Augmentation taille et nb d’inflorescences </text:p>
                </text:list-item>
                <text:list-item>
                  <text:p text:style-name="P9">Architecture générale pour récolte + facile </text:p>
                </text:list-item>
              </text:list>
            </text:list-item>
          </text:list>
          <text:p text:style-name="P9"/>
        </text:list-item>
      </text:list>
      <text:p text:style-name="P11"/>
      <text:list xml:id="list104852959968799" text:continue-numbering="true" text:style-name="L3">
        <text:list-item>
          <text:p text:style-name="P13">Bases génétiques de la domestication</text:p>
          <text:list>
            <text:list-item>
              <text:p text:style-name="P9"/>
              <text:list>
                <text:list-item>
                  <text:p text:style-name="P9">Événements d’hybridation </text:p>
                </text:list-item>
                <text:list-item>
                  <text:p text:style-name="P8"><text:span text:style-name="T2">Doublements accidentels de chromosomes </text:span></text:p>
                </text:list-item>
                <text:list-item>
                  <text:p text:style-name="P8"><text:span text:style-name="T2">Mutations </text:span></text:p>
                </text:list-item>
              </text:list>
            </text:list-item>
            <text:list-item>
              <text:p text:style-name="P8"><text:span text:style-name="T2">Types de caractères pouvant faire l’objet d’une sélection phénotypique : </text:span></text:p>
              <text:list>
                <text:list-item>
                  <text:p text:style-name="P9">Caractère visible </text:p>
                </text:list-item>
                <text:list-item>
                  <text:p text:style-name="P9">Caractère d’origine génétique </text:p>
                </text:list-item>
              </text:list>
            </text:list-item>
            <text:list-item>
              <text:p text:style-name="P9">Rendement prioritaire </text:p>
            </text:list-item>
            <text:list-item>
              <text:p text:style-name="P9">Certains fruits : disparition des grains </text:p>
            </text:list-item>
            <text:list-item>
              <text:p text:style-name="P9">Le chou sauvage, sélection de l’organe : </text:p>
              <text:list>
                <text:list-item>
                  <text:p text:style-name="P9">Chou vert, chou fleur, brocoli </text:p>
                </text:list-item>
              </text:list>
              <text:p text:style-name="P9"/>
            </text:list-item>
            <text:list-item>
              <text:p text:style-name="P9">On identifie dans les populations sauvages les individus qui présentent les caractéristiques intéressantes </text:p>
              <text:p text:style-name="P9"/>
            </text:list-item>
          </text:list>
        </text:list-item>
        <text:list-item>
          <text:p text:style-name="P7">Les techniques </text:p>
          <text:list>
            <text:list-item>
              <text:p text:style-name="P10">Action empiriques sur le génotype </text:p>
              <text:list>
                <text:list-item>
                  <text:p text:style-name="P10">On sélectionne <text:span text:style-name="T3">le phénotype</text:span>, <text:span text:style-name="T3">et </text:span>on replante </text:p>
                </text:list-item>
              </text:list>
            </text:list-item>
            <text:list-item>
              <text:p text:style-name="P12">Les techniques modernes </text:p>
              <text:list>
                <text:list-item>
                  <text:p text:style-name="P12">L’hybridation de lignée pure </text:p>
                  <text:list>
                    <text:list-item>
                      <text:p text:style-name="P12">Autofécondation (plantes autogames comme le blé) </text:p>
                    </text:list-item>
                    <text:list-item>
                      <text:p text:style-name="P12">Isolation des plantes pour stocker le pollen (plantes allogames comme le maïs) </text:p>
                    </text:list-item>
                    <text:list-item>
                      <text:p text:style-name="P12">Vigueur hybrid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19:32.672000000</meta:creation-date>
    <dc:date>2019-05-28T10:46:14.764000000</dc:date>
    <meta:editing-duration>PT5M21S</meta:editing-duration>
    <meta:editing-cycles>1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8" meta:word-count="299" meta:character-count="1858" meta:non-whitespace-character-count="1610"/>
  </office:meta>
</office:document-meta>
</file>